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text:h text:style-name="Heading_20_1" text:outline-level="1"><text:bookmark text:name="_ref326071309"/><text:bookmark text:name="TI000000422"/>Приложение 6. Интернет-сервисы получения списка общих информационных баз и дистрибутива клиентского приложения</text:h>
      <text:h text:style-name="Heading_20_2" text:outline-level="2"><text:bookmark text:name="_ref326157193"/><text:bookmark text:name="_ref393294537"/><text:bookmark text:name="_ref393294536"/><text:bookmark text:name="TI000000423"/><text:bookmark text:name="IssOgl1_6.1_Получение_списка_общих_информационных_баз"/>6.1. Получение списка общих информационных баз</text:h>
      <text:h text:style-name="Heading_20_3" text:outline-level="3"><text:bookmark text:name="_ref435192444"/><text:bookmark text:name="_ref435192443"/><text:bookmark text:name="TI000000561"/><text:bookmark text:name="IssOgl2_6.1.1_Общая_информация"/>6.1.1. Общая информация</text:h>
      <text:p text:style-name="Text_20_body">Примечание. Доступно только для лицензии КОРП. Подробнее о видах лицензий см. <text:a xlink:type="simple" xlink:href="https://its.1c.ru/db/v8313doc/bookmark/adm/TI000000551" office:target-frame-name="_top" xlink:show="replace" text:style-name="Internet_20_link" text:visited-style-name="Visited_20_Internet_20_Link">здесь</text:a>.</text:p>
      <text:p text:style-name="Text_20_body">При удаленной работе (например, через веб-сервер) возникает необходимость получения списка общих информационных баз. В этом случае параметр CommonInfoBases конфигурационного файла 1cestart.cfg не позволяет получить этот список. Для получения этого списка можно воспользоваться возможностью публикации списка общих информационных баз через Интернет-сервис. При этом доступно получение списка как через HTTP-запросы и через Web-сервисы.</text:p>
      <text:p text:style-name="Text_20_body">Если получение списка общих информационных баз выполняется с помощью HTTPS-соединения, то проверка сертификата сервера (с которого выполняется получение списка) выполняется с помощью сертификатов корневых удостоверяющих центров, получаемых из системного хранилища соответствующей ОС.</text:p>
      <text:h text:style-name="Heading_20_3" text:outline-level="3"><text:bookmark text:name="_ref393294517"/><text:bookmark text:name="_ref393294516"/><text:bookmark text:name="TI000000424"/><text:bookmark text:name="IssOgl2_6.1.2_Получение_через_Web-сервис"/>6.1.2. Получение через Web-сервис</text:h>
      <text:p text:style-name="Text_20_body">Для получения списка общих информационных баз через Web-сервис необходимо опубликовать специальный Web-сервис, который будет возвращать этот список. Рассмотрим работу этого Web-сервиса более подробно.</text:p>
      <text:h text:style-name="Heading_20_4" text:outline-level="4"><text:bookmark text:name="_ref499304912"/><text:bookmark text:name="TI000000425"/><text:bookmark text:name="IssOgl3_6.1.2.1_Описание_функционирования"/>6.1.2.1. Описание функционирования</text:h>
      <text:p text:style-name="Text_20_body">Интерактивная программа запуска (1cv8s) может получить список общих баз, как из локальной сети, так и через Интернет. Получение списка баз через Интернет выполняется только в случае интерактивного запуска и если указан адрес для получения списка общих информационных баз (параметр InternetService или WebCommonInfoBases файла 1cestart.cfg).</text:p>
      <text:p text:style-name="Text_20_body">Для нормального функционирования, механизм получения списка общих информационных баз должен удовлетворять следующим требованиям:</text:p>
      <text:p text:style-name="Text_20_body">● Вызов метода WebCommonInfoBases.CheckInfoBases() должен быть анонимным;</text:p>
      <text:p text:style-name="Text_20_body">● Вызов метода WebCommonInfoBases.GetInfoBases() должен выполнять с аутентификацией;</text:p>
      <text:p text:style-name="Text_20_body">● Информационная база, которая возвращает списки общих баз, должна содержать список пользователей, которые могут обращаться к ней за списком баз.</text:p>
      <text:p text:style-name="Text_20_body">Первым шагом осуществляется вызов метода WebCommonInfoBases.CheckInfoBases() (анонимно). Если для этого компьютера и для этого пользователя интерактивная программа запуска вызывается впервые, то в качестве параметров ClientID и InfoBasesCheckCode передается значение 00000000-0000-0000-0000-000000000000. Если вызов не первый, то в качестве параметров передаются код клиента и код, идентифицирующий текущий список общих информационных баз. Метод Web-сервиса должен определить, нужно обновлять список общих информационных баз для данного клиента или нет. Если такая необходимость есть ‑ то выходной параметр InfoBasesChanged должен получить значение Истина, а параметр URL должен содержать адрес Web-сервиса, в котором реализован метод WebCommonInfoBases.GetInfoBases() (требует аутентификации). В противном случае параметр InfoBasesChanged должен получить значение Ложь, а параметр URL должен содержать пустую строку.</text:p>
      <text:p text:style-name="Text_20_body"><text:soft-page-break/>Алгоритм, используемый для проверки неизменности списка общих информационных баз, не регламентируется и может быть произвольным. Необходимо понимать, что интерактивная программа запуска не занимается расчетом значения кода, идентифицирующего список общих информационных баз, а просто хранит значение, которое было передано при предыдущем вызове Web-сервиса.</text:p>
      <text:p text:style-name="Text_20_body">Если вызов метода WebCommonInfoBases.CheckInfoBases() указал на необходимость обновления списка, интерактивная программа запуска вызывает метод Web-сервиса WebCommonInfoBases.GetInfoBases(). Web-сервис расположен по адресу, который вернула функция WebCommonInfoBases.CheckInfoBases() в параметре URL. Метод GetInfoBases() должен сопоставить пользователя, от имени которого выполнена аутентификация Web-сервиса с каким-либо кодом клиента. Сопоставление может быть «персональным» ‑ пользователь идентифицирует себя своим персональным именем пользователя и паролем и получает свой, персональный список общих информационных баз. Также сопоставление может быть «ролевым» ‑ пользователь идентифицирует свою принадлежность к некоторой роли, например Оператор, Кладовщик и т. д., и получает список общих информационных баз, который общий для всех пользователей, выполняющих одну роль. При этом необходимо понимать, что в первом случае информационная база, реализующая метод GetInfoBases(), должна содержать список всех пользователей, которые могут запускать интерактивную программу запуска (1cv8s), подключенную в Web-сервису. Во втором случае в списке пользователей достаточно завести имена ролей.</text:p>
      <text:p text:style-name="Text_20_body">Метод GetInfoBases() должен вернуть три значения:</text:p>
      <text:p text:style-name="Text_20_body">● Код клиента (если он не задан);</text:p>
      <text:p text:style-name="Text_20_body">● Список общих информационных баз в формате v8i (см. <text:a xlink:type="simple" xlink:href="https://its.1c.ru/db/content/v8313doc/src/руководство%20администратора/приложение%203.%20описание%20и%20расположение%20служебных%20файлов.htm?_=1542379434#_ref326148159" text:style-name="Internet_20_link" text:visited-style-name="Visited_20_Internet_20_Link">здесь</text:a>);</text:p>
      <text:p text:style-name="Text_20_body">● Значение кода, идентифицирующий переданный список общих информационных баз. Это значение будет передано в метод WebCommonInfoBases.CheckInfoBases() при следующей проверке необходимости обновления списка общих информационных баз.</text:p>
      <text:p text:style-name="Text_20_body">Если список общих информационных баз получается впервые, то код клиента (параметр ClientID) будет равно значению 00000000-0000-0000-0000-000000000000.<text:bookmark text:name="_ref326149733"/></text:p>
      <text:p text:style-name="Text_20_body">Также следует понимать следующие особенности:</text:p>
      <text:p text:style-name="Text_20_body">● Информационная база, в которой реализуется Web-сервис WebCommonInfoBases, должна публиковаться в две разные публикации ‑ это вытекает из необходимости обеспечить разный уровень аутентификации для вызова метода CheckInfoBases() и GetInfoBases().</text:p>
      <text:p text:style-name="Text_20_body">● Организация анонимного доступа выполняется с помощью явного указания пользователя, от имени которого выполняется доступ, в файл default.vrd.</text:p>
      <text:p text:style-name="Text_20_body">● Пользователь, от имени которого организуется анонимный доступ, не должен иметь возможность вызывать метод получения списка информационных баз, а только указывать, изменился список для переданного значения ClientID или нет.</text:p>
      <text:p text:style-name="Text_20_body">● Ни одна публикация, обслуживающая Web-сервис WebCommonInfoBases, не должна предоставлять возможность работать с помощью веб-клиента.</text:p>
      <text:p text:style-name="Text_20_body">● Если список общих информационных баз используется мобильным клиентом, то в таком файле должны присутствовать корректные значения параметра MobilePublicKey для тех информационных баз, которые должны отображаться в мобильном клиенте.</text:p>
      <text:h text:style-name="Heading_20_4" text:outline-level="4"><text:bookmark text:name="TI000000426"/><text:bookmark text:name="IssOgl3_6.1.2.2_Описание_Web-сервиса"/>6.1.2.2. Описание Web-сервиса</text:h>
      <text:p text:style-name="Text_20_body">Имя Web-сервиса: WebCommonInfoBases. Тайм-аут на выполнение любого метода Web-сервиса составляет 3 секунды.</text:p>
      <text:p text:style-name="Text_20_body">Методы Web-сервиса перечислены ниже.</text:p>
      <text:p text:style-name="Text_20_body"><text:soft-page-break/>CheckInfoBases</text:p>
      <text:p text:style-name="Text_20_body">Описание:</text:p>
      <text:p text:style-name="Text_20_body">Данный метод используется интерактивной программой запуска (1cv8s) для определения необходимости получения списка общих информационных баз.</text:p>
      <text:p text:style-name="Text_20_body">Параметры:</text:p>
      <text:p text:style-name="Text_20_body">ClientID входной</text:p>
      <text:p text:style-name="Text_20_body">Тип: Строка. Содержит идентификатор клиента, для которого проверяется актуальность списка общих информационных баз.</text:p>
      <text:p text:style-name="Text_20_body">InfoBasesCheckCode входной</text:p>
      <text:p text:style-name="Text_20_body">Тип: Строка. Код, идентифицирующий список информационных баз. Код должен однозначно идентифицировать текущий список информационных баз. При любом изменении списка код должен быть изменен и не должен совпадать ни с одним, ранее используемым для данного идентификатора клиента, кодом.</text:p>
      <text:p text:style-name="Text_20_body">InfoBasesChanged выходной</text:p>
      <text:p text:style-name="Text_20_body">Тип: Булево. Признак того, что список общих информационных баз необходимо получить повторно.</text:p>
      <text:p text:style-name="Text_20_body">URL выходной</text:p>
      <text:p text:style-name="Text_20_body">Тип: Строка. URL, по которому следует запрашивать список общих информационных баз в том случае, если этот список поменялся с прошлого обращения.</text:p>
      <text:p text:style-name="Text_20_body">Возвращаемое значение:</text:p>
      <text:p text:style-name="Text_20_body">Тип произвольный, значение игнорируется.</text:p>
      <text:p text:style-name="Text_20_body">GetInfoBases</text:p>
      <text:p text:style-name="Text_20_body">Описание:</text:p>
      <text:p text:style-name="Text_20_body">Параметры:</text:p>
      <text:p text:style-name="Text_20_body">ClientID входной/выходной</text:p>
      <text:p text:style-name="Text_20_body">Тип: Строка. Содержит идентификатор клиента, для которого выполняется получение списка общих информационных баз. Если идентификатор клиента не задан (равен значению 00000000-0000-0000-0000-000000000000), то метод должен назначить идентификатор клиента и вернуть его в этом параметре.</text:p>
      <text:p text:style-name="Text_20_body">InfoBasesCheckCode выходной</text:p>
      <text:p text:style-name="Text_20_body">Тип: Строка. Значение кода, идентифицирующего список общих информационных баз, который возвращается данным методом в параметре InfoBases.</text:p>
      <text:p text:style-name="Text_20_body">InfoBases выходной</text:p>
      <text:p text:style-name="Text_20_body">Тип: Строка. Список общих информационных баз в формате v8i (см. <text:a xlink:type="simple" xlink:href="https://its.1c.ru/db/content/v8313doc/src/руководство%20администратора/приложение%203.%20описание%20и%20расположение%20служебных%20файлов.htm?_=1542379434#_ref326148851" text:style-name="Internet_20_link" text:visited-style-name="Visited_20_Internet_20_Link">здесь</text:a>).</text:p>
      <text:p text:style-name="Text_20_body">Возвращаемое значение:</text:p>
      <text:p text:style-name="Text_20_body">Тип произвольный, значение игнорируется.</text:p>
      <text:h text:style-name="Heading_20_4" text:outline-level="4"><text:bookmark text:name="TI000000427"/><text:bookmark text:name="IssOgl3_6.1.2.3_Пример_реализации"/>6.1.2.3. Пример реализации</text:h>
      <text:p text:style-name="Text_20_body">Рассмотрим пример Web-сервиса для получения списка общих информационных баз.</text:p>
      <text:p text:style-name="Text_20_body">Примечание. Пример, приведенный в данном разделе, не является законченным. Он предназначен для демонстрации работы механизма.</text:p>
      <text:p text:style-name="Text_20_body"><text:soft-page-break/>В качестве Web-сервиса используется простая конфигурация, которая содержит один справочник и один Web-сервис.</text:p>
      <text:p text:style-name="Text_20_body">Справочник имеет следующие характеристики:</text:p>
      <text:p text:style-name="Text_20_body">● Имя СписокОбщихБаз.</text:p>
      <text:p text:style-name="Text_20_body">● Тип кода Строка, длина 36 символов.</text:p>
      <text:p text:style-name="Text_20_body">● Реквизиты:</text:p>
      <text:p text:style-name="Text_20_body">● Имя КодСписка, тип УникальныйИдентификатор.</text:p>
      <text:p text:style-name="Text_20_body">● Имя СписокИБ, тип Строка, неограниченной длины.</text:p>
      <text:p text:style-name="Text_20_body">● Остальные параметры заданы по умолчанию.</text:p>
      <text:p text:style-name="Text_20_body">Данный справочник будет хранить список идентификаторов клиентов (стандартный реквизит Код), список общих информационных баз (реквизит СписокИБ) и текущая версия списка информационных баз (реквизит КодСписка), рассчитанной при последнем получении списка для данного клиента. Версия списка является уникальным идентификатором, который изменяется при каждом сохранении элемента справочника. Для этого в модуле объекта определен обработчик ПередЗаписью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роцедура ПередЗаписью(Отказ)</text:p>
      <text:p text:style-name="Preformatted_20_Text"><text:s text:c="4"/>КодСписка = Новый УникальныйИдентификатор;</text:p>
      <text:p text:style-name="P1">КонецПроцедуры</text:p>
      <text:p text:style-name="Text_20_body">Также в конфигурации должен быть создан Web-сервис WebCommonInfoBases, для которого должны быть определены операции:</text:p>
      <text:p text:style-name="Text_20_body">● CheckInfoBases, свойство Тип возвращаемого значения установлено в значение string, флажок Возможно пустое значение установлен. Остальные свойства установлены в значения по умолчанию. Параметры метода и их типы см. <text:a xlink:type="simple" xlink:href="https://its.1c.ru/db/content/v8313doc/src/руководство%20администратора/приложение%206.%20интернет-сервисы%20получения%20списка%20общих%20информационных%20баз%20и%20дистрибутива%20клиентского%20приложения.htm?_=1542379434#_ref326149733" text:style-name="Internet_20_link" text:visited-style-name="Visited_20_Internet_20_Link">здесь</text:a>.</text:p>
      <text:p text:style-name="Text_20_body">● GetInfoBases, свойство Тип возвращаемого значения установлено в значение string, флажок Возможно пустое значение установлен. Остальные свойства установлены в значения по умолчанию. Параметры метода и их типы см. <text:a xlink:type="simple" xlink:href="https://its.1c.ru/db/content/v8313doc/src/руководство%20администратора/приложение%206.%20интернет-сервисы%20получения%20списка%20общих%20информационных%20баз%20и%20дистрибутива%20клиентского%20приложения.htm?_=1542379434#_ref326149733" text:style-name="Internet_20_link" text:visited-style-name="Visited_20_Internet_20_Link">здесь</text:a>.</text:p>
      <text:p text:style-name="Text_20_body">Текст операций Web-сервис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Функция CheckInfoBases(ClientID, InfoBasesCheckCode, InfoBaseChanged, URL)</text:p>
      <text:p text:style-name="Preformatted_20_Text"><text:s text:c="4"/>Если ClientID = "00000000-0000-0000-0000-000000000000"</text:p>
      <text:p text:style-name="Preformatted_20_Text"><text:s text:c="8"/>И InfoBasesCheckCode = "00000000-0000-0000-0000-000000000000" Тогда</text:p>
      <text:p text:style-name="Preformatted_20_Text"><text:s text:c="8"/>// это первое обращение клиента</text:p>
      <text:p text:style-name="Preformatted_20_Text"><text:s text:c="8"/>InfoBaseChanged = Истина;</text:p>
      <text:p text:style-name="Preformatted_20_Text"><text:s text:c="8"/>URL = "/listservice2/ws/WebCommonInfoBases";</text:p>
      <text:p text:style-name="Preformatted_20_Text"><text:s text:c="8"/>Возврат "";</text:p>
      <text:p text:style-name="Preformatted_20_Text"><text:s text:c="4"/>КонецЕсли;</text:p>
      <text:p text:style-name="Preformatted_20_Text"><text:s text:c="4"/>Клиент = Справочники.СписокОбщихБаз.НайтиПоКоду(ClientID);</text:p>
      <text:p text:style-name="Preformatted_20_Text"><text:s text:c="4"/>Если Клиент.Пустая() Тогда</text:p>
      <text:p text:style-name="Preformatted_20_Text"><text:s text:c="8"/>// нет такого клиента</text:p>
      <text:p text:style-name="Preformatted_20_Text"><text:s text:c="8"/>InfoBaseChanged = Ложь;</text:p>
      <text:p text:style-name="Preformatted_20_Text"><text:s text:c="4"/>Иначе</text:p>
      <text:p text:style-name="Preformatted_20_Text"><text:s text:c="8"/>// проверим, что список на стороне клиента и наш список не различаются</text:p>
      <text:p text:style-name="Preformatted_20_Text"><text:s text:c="8"/>Если InfoBasesCheckCode = Клиент.КодСписка Тогда</text:p>
      <text:p text:style-name="Preformatted_20_Text"><text:s text:c="12"/>// список не поменялся</text:p>
      <text:p text:style-name="Preformatted_20_Text"><text:s text:c="12"/>InfoBaseChanged = Ложь;</text:p>
      <text:p text:style-name="Preformatted_20_Text"><text:s text:c="12"/>URL = "";</text:p>
      <text:p text:style-name="Preformatted_20_Text"><text:s text:c="8"/>Иначе</text:p>
      <text:p text:style-name="Preformatted_20_Text"><text:s text:c="12"/>// список изменился</text:p>
      <text:p text:style-name="Preformatted_20_Text"><text:s text:c="12"/>InfoBaseChanged = Истина;</text:p>
      <text:p text:style-name="Preformatted_20_Text"><text:s text:c="12"/>URL = "/listservice2/ws/WebCommonInfoBases";</text:p>
      <text:p text:style-name="Preformatted_20_Text"><text:soft-page-break/><text:s text:c="8"/>КонецЕсли;</text:p>
      <text:p text:style-name="Preformatted_20_Text"><text:s text:c="4"/>КонецЕсли;</text:p>
      <text:p text:style-name="Preformatted_20_Text"><text:s text:c="4"/>Возврат "";</text:p>
      <text:p text:style-name="Preformatted_20_Text"><text:s text:c="4"/>КонецФункции</text:p>
      <text:p text:style-name="Preformatted_20_Text">Функция GetInfoBases(ClientID, InfoBasesCheckCode, InfoBases)</text:p>
      <text:p text:style-name="Preformatted_20_Text"><text:s text:c="4"/>Если ClientID = "00000000-0000-0000-0000-000000000000" Тогда</text:p>
      <text:p text:style-name="Preformatted_20_Text"><text:s text:c="8"/>ТекПользователь = ПользователиИнформационнойБазы.ТекущийПользователь();</text:p>
      <text:p text:style-name="Preformatted_20_Text"><text:s text:c="8"/>// необходимо завести нового клиента</text:p>
      <text:p text:style-name="Preformatted_20_Text"><text:s text:c="8"/>// кодом элемента справочника будет уникальный идентификатор</text:p>
      <text:p text:style-name="Preformatted_20_Text"><text:s text:c="8"/>// пользователя информационной базы</text:p>
      <text:p text:style-name="Preformatted_20_Text"><text:s text:c="8"/>Объект = Справочники.СписокОбщихБаз.СоздатьЭлемент();</text:p>
      <text:p text:style-name="Preformatted_20_Text"><text:s text:c="8"/>Объект.Код = Строка(ТекПользователь.УникальныйИдентификатор);</text:p>
      <text:p text:style-name="Preformatted_20_Text"><text:s text:c="8"/>// именем клиента будет имя пользователя</text:p>
      <text:p text:style-name="Preformatted_20_Text"><text:s text:c="8"/>Объект.Наименование = ТекПользователь.Имя;</text:p>
      <text:p text:style-name="Preformatted_20_Text"><text:s text:c="8"/>// список ИБ пустой при первом обращении</text:p>
      <text:p text:style-name="Preformatted_20_Text"><text:s text:c="8"/>Объект.СписокИБ = "";</text:p>
      <text:p text:style-name="Preformatted_20_Text"><text:s text:c="8"/>Объект.Записать();</text:p>
      <text:p text:style-name="Preformatted_20_Text"><text:s text:c="8"/>// сформируем возвращаемые значения Web-сервиса</text:p>
      <text:p text:style-name="Preformatted_20_Text"><text:s text:c="8"/>InfoBasesCheckCode = Объект.КодСписка;</text:p>
      <text:p text:style-name="Preformatted_20_Text"><text:s text:c="8"/>InfoBases = Объект.СписокИБ;</text:p>
      <text:p text:style-name="Preformatted_20_Text"><text:s text:c="8"/>ClientID = Объект.Код;</text:p>
      <text:p text:style-name="Preformatted_20_Text"><text:s text:c="4"/>Иначе</text:p>
      <text:p text:style-name="Preformatted_20_Text"><text:s text:c="8"/>// здесь получим данные для существующего кода клиента</text:p>
      <text:p text:style-name="Preformatted_20_Text"><text:s text:c="8"/>Клиент = Справочники.СписокОбщихБаз.НайтиПоКоду(ClientID);</text:p>
      <text:p text:style-name="Preformatted_20_Text"><text:s text:c="8"/>Если Клиент.Пустая() Тогда</text:p>
      <text:p text:style-name="Preformatted_20_Text"><text:s text:c="12"/>// нет такого клиента</text:p>
      <text:p text:style-name="Preformatted_20_Text"><text:s text:c="12"/>InfoBasesCheckCode = "";</text:p>
      <text:p text:style-name="Preformatted_20_Text"><text:s text:c="12"/>InfoBases = "";</text:p>
      <text:p text:style-name="Preformatted_20_Text"><text:s text:c="8"/>Иначе</text:p>
      <text:p text:style-name="Preformatted_20_Text"><text:s text:c="12"/>InfoBasesCheckCode = Клиент.КодСписка;</text:p>
      <text:p text:style-name="Preformatted_20_Text"><text:s text:c="12"/>InfoBases = Клиент.СписокИБ;</text:p>
      <text:p text:style-name="Preformatted_20_Text"><text:s text:c="8"/>КонецЕсли;</text:p>
      <text:p text:style-name="Preformatted_20_Text"><text:s text:c="4"/>КонецЕсли;</text:p>
      <text:p text:style-name="Preformatted_20_Text"><text:s text:c="4"/>Возврат "";</text:p>
      <text:p text:style-name="P1">КонецФункции</text:p>
      <text:p text:style-name="Text_20_body">После создания конфигурации следует дважды опубликовать Web-сервис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150519" text:style-name="Internet_20_link" text:visited-style-name="Visited_20_Internet_20_Link">здесь</text:a>). Затем необходимо запомнить адреса опубликованных Web-сервисов. Предположим, что Web-сервисы опубликованы по адресам:</text:p>
      <text:p text:style-name="Text_20_body">● <text:a xlink:type="simple" xlink:href="http://localhost/listservice" office:target-frame-name="_blank" xlink:show="new" text:style-name="Internet_20_link" text:visited-style-name="Visited_20_Internet_20_Link">http://localhost/listservice</text:a> ‑ анонимный Web-сервис;</text:p>
      <text:p text:style-name="Text_20_body">● <text:a xlink:type="simple" xlink:href="http://localhost/listservice" office:target-frame-name="_blank" xlink:show="new" text:style-name="Internet_20_link" text:visited-style-name="Visited_20_Internet_20_Link">http://localhost/listservice</text:a>2 ‑ Web-сервис, требующий аутентификации;</text:p>
      <text:p text:style-name="Text_20_body">В информационной базе должны существовать пользователи Анонимный, и, например, пользователи с именами Оператор, Кладовщик, Бухгалтер.</text:p>
      <text:p text:style-name="Text_20_body">Файл default.vrd, который описывает публикацию по адресу <text:a xlink:type="simple" xlink:href="http://localhost/listservice" office:target-frame-name="_blank" xlink:show="new" text:style-name="Internet_20_link" text:visited-style-name="Visited_20_Internet_20_Link">http://localhost/listservice</text:a> имеет следующий вид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?xml version="1.0" encoding="UTF-8"?&gt;</text:p>
      <text:p text:style-name="Preformatted_20_Text">&lt;point xmlns="http://v8.1c.ru/8.2/virtual-resource-system"</text:p>
      <text:p text:style-name="Preformatted_20_Text"><text:s text:c="8"/>xmlns:xs="http://www.w3.org/2001/XMLSchema"</text:p>
      <text:p text:style-name="Preformatted_20_Text"><text:s text:c="8"/>xmlns:xsi="http://www.w3.org/2001/XMLSchema-instance"</text:p>
      <text:p text:style-name="Preformatted_20_Text"><text:s text:c="8"/>base="/listservice"</text:p>
      <text:p text:style-name="Preformatted_20_Text"><text:s text:c="8"/>ib="File=X:\DB\ListBase;Usr=Анонимный"</text:p>
      <text:p text:style-name="Preformatted_20_Text"><text:s text:c="8"/>enable="false"&gt;</text:p>
      <text:p text:style-name="Preformatted_20_Text"><text:s text:c="4"/>&lt;ws&gt;</text:p>
      <text:p text:style-name="Preformatted_20_Text"><text:s text:c="8"/>&lt;point name="WebCommonInfoBases"</text:p>
      <text:p text:style-name="Preformatted_20_Text"><text:s text:c="16"/>enable="true"/&gt;</text:p>
      <text:p text:style-name="Preformatted_20_Text"><text:s text:c="4"/>&lt;/ws&gt;</text:p>
      <text:p text:style-name="P1">&lt;/point&gt;</text:p>
      <text:p text:style-name="Text_20_body">Файл default.vrd, который описывает публикацию по адресу <text:a xlink:type="simple" xlink:href="http://localhost/listservice" office:target-frame-name="_blank" xlink:show="new" text:style-name="Internet_20_link" text:visited-style-name="Visited_20_Internet_20_Link">http://localhost/listservice</text:a>2 имеет следующий вид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?xml version="1.0" encoding="UTF-8"?&gt;</text:p>
      <text:p text:style-name="Preformatted_20_Text"><text:soft-page-break/>&lt;point xmlns="http://v8.1c.ru/8.2/virtual-resource-system"</text:p>
      <text:p text:style-name="Preformatted_20_Text"><text:s text:c="8"/>xmlns:xs="http://www.w3.org/2001/XMLSchema"</text:p>
      <text:p text:style-name="Preformatted_20_Text"><text:s text:c="8"/>xmlns:xsi="http://www.w3.org/2001/XMLSchema-instance"</text:p>
      <text:p text:style-name="Preformatted_20_Text"><text:s text:c="8"/>base="/listservice2"</text:p>
      <text:p text:style-name="Preformatted_20_Text"><text:s text:c="8"/>ib="File= X:\DB\ListBase;"</text:p>
      <text:p text:style-name="Preformatted_20_Text"><text:s text:c="8"/>enable="false"&gt;</text:p>
      <text:p text:style-name="Preformatted_20_Text"><text:s text:c="4"/>&lt;ws&gt;</text:p>
      <text:p text:style-name="Preformatted_20_Text"><text:s text:c="8"/>&lt;point name="WebCommonInfoBases"</text:p>
      <text:p text:style-name="Preformatted_20_Text"><text:s text:c="16"/>enable="true"/&gt;</text:p>
      <text:p text:style-name="Preformatted_20_Text"><text:s text:c="4"/>&lt;/ws&gt;</text:p>
      <text:p text:style-name="P1">&lt;/point&gt;</text:p>
      <text:p text:style-name="Text_20_body">В настройках веб-сервера, для которого выполнены публикации Web-сервиса получения списка общих информационных баз, должна быть запрещена обработка HTTP-запроса HEAD (по крайней мере для виртуальных каталогов, через которые выполняется обращение к Web-сервису). В противном случае Web-сервис не будет использоваться.</text:p>
      <text:p text:style-name="Text_20_body">В форме настройки окна запуска (см. <text:a xlink:type="simple" xlink:href="https://its.1c.ru/db/content/v8313doc/src/руководство%20администратора/глава%205.%20ведение%20списка%20информационных%20баз.htm?_=1542379434#_ref326150622" text:style-name="Internet_20_link" text:visited-style-name="Visited_20_Internet_20_Link">здесь</text:a>) необходимо добавить Интернет-сервис с указанным выше адресом, с указанием суффикса ws: <text:a xlink:type="simple" xlink:href="http://localhost/listservice/ws/" office:target-frame-name="_blank" xlink:show="new" text:style-name="Internet_20_link" text:visited-style-name="Visited_20_Internet_20_Link">http://localhost/listservice/ws/</text:a>.</text:p>
      <text:p text:style-name="Text_20_body">После выполнения настройки следует запустить программу запуска. На предложение ввести имя пользователя и пароль доступа к Web-сервису «1С:Предприятия», следует вводить имена Оператор, Кладовщик, Бухгалтер. В справочнике СписокОбщихБаз появятся соответствующие записи. Если в реквизит СписокИБ каждого элемента справочника поместить свой список в формате v8i, то этот список будет добавляться в список информационных баз программы запуска, после выполнения аутентификации.</text:p>
      <text:h text:style-name="Heading_20_2" text:outline-level="2"><text:bookmark text:name="_ref393294543"/><text:bookmark text:name="_ref393294542"/><text:bookmark text:name="TI000000428"/><text:bookmark text:name="IssOgl1_6.2_Получение_дистрибутива_клиентского_приложения"/>6.2. Получение дистрибутива клиентского приложения</text:h>
      <text:h text:style-name="Heading_20_3" text:outline-level="3"><text:bookmark text:name="_ref435192457"/><text:bookmark text:name="_ref435192456"/><text:bookmark text:name="TI000000562"/><text:bookmark text:name="IssOgl2_6.2.1_Общая_информация"/>6.2.1. Общая информация</text:h>
      <text:p text:style-name="Text_20_body">Примечание. Доступно только для лицензии КОРП. Подробнее о видах лицензий см. <text:a xlink:type="simple" xlink:href="https://its.1c.ru/db/v8313doc/bookmark/adm/TI000000551" office:target-frame-name="_top" xlink:show="replace" text:style-name="Internet_20_link" text:visited-style-name="Visited_20_Internet_20_Link">здесь</text:a>.</text:p>
      <text:p text:style-name="Text_20_body">При удаленной работе (через веб-сервер) возникает необходимость автоматического получения дистрибутива клиентского приложения в тех случаях, когда на сервере «1С:Предприятия» (или веб-сервере) выполнена замена версии системы. В этом случае поиск новой версии с помощью параметра DistributiveLocation конфигурационных файлов может не дать результат. Для получения дистрибутива можно воспользоваться возможностью публикации дистрибутива клиентского приложения через Интернет-сервис. При этом доступно получение списка как через HTTP-запросы и через Web-сервисы.</text:p>
      <text:p text:style-name="Text_20_body">Если получение дистрибутива клиентского приложения выполняется с помощью HTTPS-соединения, то проверка сертификата сервера (с которого выполняется получение дистрибутива) выполняется с помощью сертификатов корневых удостоверяющих центров, получаемых из системного хранилища соответствующей ОС.</text:p>
      <text:h text:style-name="Heading_20_3" text:outline-level="3"><text:bookmark text:name="TI000000429"/><text:bookmark text:name="IssOgl2_6.2.2_Получение_через_Web-сервис"/>6.2.2. Получение через Web-сервис</text:h>
      <text:p text:style-name="Text_20_body">Для получения дистрибутива клиентского приложения через Web-сервис необходимо опубликовать специальный Web-сервис, который будет возвращать этот дистрибутив. Рассмотрим работу этого Web-сервиса более подробно.</text:p>
      <text:h text:style-name="Heading_20_4" text:outline-level="4"><text:bookmark text:name="_ref353468987"/><text:bookmark text:name="TI000000430"/><text:bookmark text:name="IssOgl3_6.2.2.1_Описание_функционирования"/>6.2.2.1. Описание функционирования</text:h>
      <text:p text:style-name="Text_20_body">Если тонкий клиент (1cv8c) запущен с командой /AppAutoCheckVersion, то выполняется попытка подобрать версию тонкого клиента в том случае, если она не совпадает с версией сервера «1С:Предприятия» или расширения веб-сервера. Для этого используются три механизма (по порядку использования):</text:p>
      <text:p text:style-name="Text_20_body">● Поиск дистрибутива в локальной сети ‑ с помощью параметров конфигурационных файлов (1cestart.cfg и 1cescmn.cfg) DistributiveLocation.</text:p>
      <text:p text:style-name="Text_20_body"><text:soft-page-break/>● Получение дистрибутива клиентского приложения по URL, указанных в конфигурационных файлах default.vrd (атрибут элемента point, см. <text:a xlink:type="simple" xlink:href="https://its.1c.ru/db/content/v8313doc/src/руководство%20администратора/приложение%203.%20описание%20и%20расположение%20служебных%20файлов.htm?_=1542379434#_ref326591413" text:style-name="Internet_20_link" text:visited-style-name="Visited_20_Internet_20_Link">здесь</text:a>) или conf.cfg (параметр PublishDistributiveLocation, см. <text:a xlink:type="simple" xlink:href="https://its.1c.ru/db/content/v8313doc/src/руководство%20администратора/приложение%203.%20описание%20и%20расположение%20служебных%20файлов.htm?_=1542379434#_ref326591401" text:style-name="Internet_20_link" text:visited-style-name="Visited_20_Internet_20_Link">здесь</text:a>). При этом приоритетным является значение, указанное в файле default.vrd.</text:p>
      <text:p text:style-name="Text_20_body">● Получение файла через Web-сервис получения дистрибутива клиентского приложения. Для этого адрес Web-сервиса необходимо указать в конфигурационном файле 1cestart.cfg (параметр InternetService или WebDistributiveLocation,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26071196" text:style-name="Internet_20_link" text:visited-style-name="Visited_20_Internet_20_Link">здесь</text:a>) или в диалоге настройке окна запуска, подробнее см. <text:a xlink:type="simple" xlink:href="https://its.1c.ru/db/content/v8313doc/src/руководство%20администратора/глава%205.%20ведение%20списка%20информационных%20баз.htm?_=1542379434#_ref326591545" text:style-name="Internet_20_link" text:visited-style-name="Visited_20_Internet_20_Link">здесь</text:a>.</text:p>
      <text:p text:style-name="Text_20_body">Тонкий клиент анализирует результат обращения к Web-сервису. Если Web-сервис возвращает 0 в параметре Size, то считается, что необходимого дистрибутива необходимого клиентского приложения нет, и формируется ошибка о несоответствии версий клиентского приложения и сервера. В противном случае пользователю выдается запрос на скачивание и установку клиентского приложения, с указанием размера получаемого дистрибутива. При положительном ответе выполняется скачивание и установка новой версии, после чего происходит перезапуск нужной версии клиентского приложения. При выполнении загрузки файла дистрибутива тайм-аут на выполнение операции составляет 600 секунд. При выполнении загрузки дистрибутива не поддерживается redirect на стороне веб-сервера.</text:p>
      <text:h text:style-name="Heading_20_4" text:outline-level="4"><text:bookmark text:name="_ref326593218"/><text:bookmark text:name="TI000000431"/><text:bookmark text:name="IssOgl3_6.2.2.2_Описание_Web-сервиса"/>6.2.2.2. Описание Web-сервиса</text:h>
      <text:p text:style-name="Text_20_body">Имя Web-сервиса: WebDistributiveLocation. Тайм-аут на выполнение любого метода Web-сервиса составляет 3 секунды.</text:p>
      <text:p text:style-name="Text_20_body">Методы Web-сервиса перечислены ниже.</text:p>
      <text:p text:style-name="Text_20_body">GetDistributiveInfo</text:p>
      <text:p text:style-name="Text_20_body">Описание:</text:p>
      <text:p text:style-name="Text_20_body">Данный метод используется тонким клиентом (1cv8с) для получения дистрибутива клиентского приложения нужной версии в следующих случаях:</text:p>
      <text:p text:style-name="Text_20_body">● Несовпадение версии клиентского приложения и сервера, в клиент-серверном варианте, при подключении через веб-сервер.</text:p>
      <text:p text:style-name="Text_20_body">● Несовпадение версии клиентского приложения и расширения веб-сервера, в файловом варианте, при подключении через веб-сервер.</text:p>
      <text:p text:style-name="Text_20_body">Параметры:</text:p>
      <text:p text:style-name="Text_20_body">OS входной</text:p>
      <text:p text:style-name="Text_20_body">Тип: Строка. Тип операционной системы, для которой необходимо получить дистрибутив клиентского приложения.</text:p>
      <text:p text:style-name="Text_20_body">Возможные значения: Windows, Linux.</text:p>
      <text:p text:style-name="Text_20_body">Arch входной</text:p>
      <text:p text:style-name="Text_20_body">Тип: Строка. Архитектура операционной системы, для которой необходимо получить дистрибутив клиентского приложения.</text:p>
      <text:p text:style-name="Text_20_body">Возможные значения: x86, x86_64.</text:p>
      <text:p text:style-name="Text_20_body">Version входной</text:p>
      <text:p text:style-name="Text_20_body">Тип: Строка. Номер версии клиентского приложения, дистрибутив которого необходимо получить.</text:p>
      <text:p text:style-name="Text_20_body">Size выходной</text:p>
      <text:p text:style-name="Text_20_body">Тип: Число. Размер дистрибутива клиентского приложения (в байтах). Если запрашиваемый дистрибутив отсутствует, необходимо вернуть значение 0.</text:p>
      <text:p text:style-name="Text_20_body"><text:soft-page-break/>URL выходной</text:p>
      <text:p text:style-name="Text_20_body">Тип: Строка. URL для скачивания дистрибутива клиентского приложения. При формировании URL следует помнить, что файл с дистрибутивом должен быть доступен веб-серверу, и у пользователя, который будет получать дистрибутив, также должны быть права на скачивание этого файла.</text:p>
      <text:p text:style-name="Text_20_body">Дистрибутив клиентского приложение представляет из себя zip-архив файлов дистрибутива. Более подробная информация о содержимом zip-архива см. <text:a xlink:type="simple" xlink:href="https://its.1c.ru/db/content/v8313doc/src/руководство%20администратора/приложение%203.%20описание%20и%20расположение%20служебных%20файлов.htm?_=1542379434#_ref379386819" text:style-name="Internet_20_link" text:visited-style-name="Visited_20_Internet_20_Link">здесь</text:a>.</text:p>
      <text:p text:style-name="Text_20_body">Возвращаемое значение:</text:p>
      <text:p text:style-name="Text_20_body">Тип произвольный, значение игнорируется.</text:p>
      <text:h text:style-name="Heading_20_4" text:outline-level="4"><text:bookmark text:name="TI000000432"/><text:bookmark text:name="IssOgl3_6.2.2.3_Пример_реализации"/>6.2.2.3. Пример реализации</text:h>
      <text:p text:style-name="Text_20_body">Рассмотрим пример Web-сервиса для получения дистрибутива клиентского приложения.</text:p>
      <text:p text:style-name="Text_20_body">Примечание. Пример, приведенный в данном разделе, не является законченным. Он предназначен для демонстрации работы механизма.</text:p>
      <text:p text:style-name="Text_20_body">В качестве Web-сервиса используется простая конфигурация, которая реализует собственно Web-сервис и не содержит никаких других объектов конфигурации. Дистрибутивы клиентского приложения будут расположены в специальном каталоге, к которому должен иметь доступ веб-сервер. В конфигурации должен быть создан Web-сервис WebDistributiveLocation, для которого должна быть определены операция GetDistributiveInfo, свойство Тип возвращаемого значения установлено в значение string, флажок Возможно пустое значение установлен. Остальные свойства установлены в значения по умолчанию. Параметры метода и их типы см. <text:a xlink:type="simple" xlink:href="https://its.1c.ru/db/content/v8313doc/src/руководство%20администратора/приложение%206.%20интернет-сервисы%20получения%20списка%20общих%20информационных%20баз%20и%20дистрибутива%20клиентского%20приложения.htm?_=1542379434#_ref326593218" text:style-name="Internet_20_link" text:visited-style-name="Visited_20_Internet_20_Link">здесь</text:a>.</text:p>
      <text:p text:style-name="Text_20_body">Текст операций Web-сервис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Функция GetDistributiveInfo(OS, Arch, Version, Size, URL)</text:p>
      <text:p text:style-name="Preformatted_20_Text"><text:s text:c="4"/>КаталогДистрибутивов = "C:\inetpub\Distribs\";</text:p>
      <text:p text:style-name="Preformatted_20_Text"><text:s text:c="4"/>URLДистрибутивов = "http://host/site/distribs/";</text:p>
      <text:p text:style-name="Preformatted_20_Text"><text:s text:c="4"/>// сформируем имя файла с архивом</text:p>
      <text:p text:style-name="Preformatted_20_Text"><text:s text:c="4"/>ИмяФайла = "tc-" + НРег(OS) + "-" + Arch + "-" + Version + ".zip";</text:p>
      <text:p text:style-name="Preformatted_20_Text"><text:s text:c="4"/>Архив = Новый Файл(КаталогДистрибутивов + ИмяФайла);</text:p>
      <text:p text:style-name="Preformatted_20_Text"><text:s text:c="4"/>Если Архив.Существует() Тогда</text:p>
      <text:p text:style-name="Preformatted_20_Text"><text:s text:c="8"/>Size = Архив.Размер();</text:p>
      <text:p text:style-name="Preformatted_20_Text"><text:s text:c="8"/>URL = URLДистрибутивов + ИмяФайла;</text:p>
      <text:p text:style-name="Preformatted_20_Text"><text:s text:c="4"/>Иначе</text:p>
      <text:p text:style-name="Preformatted_20_Text"><text:s text:c="8"/>Size = 0;</text:p>
      <text:p text:style-name="Preformatted_20_Text"><text:s text:c="8"/>URL = "";</text:p>
      <text:p text:style-name="Preformatted_20_Text"><text:s text:c="4"/>КонецЕсли;</text:p>
      <text:p text:style-name="Preformatted_20_Text"><text:s text:c="4"/>Возврат "";</text:p>
      <text:p text:style-name="Preformatted_20_Text">КонецФункции</text:p>
      <text:p text:style-name="P1">Следует указать в переменных КаталогДистрибутивов и URLДистрибутивов правильные значения, соответствующие реальному имени каталога с дистрибутивами клиентского приложения (при обращении к нему из Web-сервиса - переменная КаталогДистрибутивов и при обращении к нему через веб-сервис - переменная URLДистрибутивов).</text:p>
      <text:p text:style-name="Text_20_body">Имя файла с дистрибутивом должно иметь имя tc-windows-x86-8.3.3.100.zip или аналогичное (в зависимости от вида ОС и архитектуры запрашиваемого клиентского приложения). Имя файла с архивом определяется программным кодом приведенного выше демонстрационного Web-сервиса.</text:p>
      <text:p text:style-name="Text_20_body">После создания конфигурации следует опубликовать Web-сервис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150519" text:style-name="Internet_20_link" text:visited-style-name="Visited_20_Internet_20_Link">здесь</text:a>). Затем необходимо запомнить адрес опубликованного Web-сервиса. Предположим, что Web-сервис опубликован по адресу <text:a xlink:type="simple" xlink:href="http://localhost/getdistr" office:target-frame-name="_blank" xlink:show="new" text:style-name="Internet_20_link" text:visited-style-name="Visited_20_Internet_20_Link">http://localhost/getdistr</text:a>.</text:p>
      <text:p text:style-name="Text_20_body">В форме настройки окна запуска (см. <text:a xlink:type="simple" xlink:href="https://its.1c.ru/db/content/v8313doc/src/руководство%20администратора/глава%205.%20ведение%20списка%20информационных%20баз.htm?_=1542379434#_ref326150622" text:style-name="Internet_20_link" text:visited-style-name="Visited_20_Internet_20_Link">здесь</text:a>) необходимо добавить Интернет-сервис с указанным выше адресом, с указанием суффикса ws: <text:a xlink:type="simple" xlink:href="http://localhost/listservice" office:target-frame-name="_blank" xlink:show="new" text:style-name="Internet_20_link" text:visited-style-name="Visited_20_Internet_20_Link">http://localhost/getdistr</text:a>/ws. Теперь при необходимости получения <text:soft-page-break/>дистрибутива будет выполнен запрос у Web-сервису. Если в каталоге КаталогДистрибутивов (на компьютере в Web-сервисом) будет zip-архив с нужным дистрибутивом ‑ этот файл будет передан на компьютер, который запросил дистрибути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9:24.570954158</dc:date>
    <meta:editing-duration>PT1H21M11S</meta:editing-duration>
    <meta:editing-cycles>77</meta:editing-cycles>
    <meta:generator>LibreOffice/5.1.6.2$Linux_X86_64 LibreOffice_project/10m0$Build-2</meta:generator>
    <meta:document-statistic meta:table-count="0" meta:image-count="0" meta:object-count="0" meta:page-count="9" meta:paragraph-count="231" meta:word-count="2406" meta:character-count="21580" meta:non-whitespace-character-count="18756"/>
  </office:meta>
</office:document-meta>
</file>